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script to find roulette dealer by day/time</text:p>
      <text:p text:style-name="P1">#Instructions for script: roulette_dealer_finder_by_time.sh</text:p>
      <text:p text:style-name="P2"/>
      <text:p text:style-name="P1">#Argument1: $1 Time Format: 01-12</text:p>
      <text:p text:style-name="P1">#Argument2: $2 AM/PM Format: A or P</text:p>
      <text:p text:style-name="P1">#Argument3: $3 Date Format: 0312</text:p>
      <text:p text:style-name="P1">#Argument4: $4 Output File</text:p>
      <text:p text:style-name="P2"/>
      <text:p text:style-name="P4">grep "$1\:00:00 $2\M" $3* | awk -F" " '{print $1, $2, $5, $6}' &gt;&gt; $4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08:54:44.978000000</meta:creation-date>
    <dc:date>2021-06-24T09:02:22.852000000</dc:date>
    <meta:editing-duration>PT7M38S</meta:editing-duration>
    <meta:editing-cycles>1</meta:editing-cycles>
    <meta:document-statistic meta:table-count="0" meta:image-count="0" meta:object-count="0" meta:page-count="1" meta:paragraph-count="8" meta:word-count="47" meta:character-count="297" meta:non-whitespace-character-count="256"/>
    <meta:generator>LibreOffice/7.1.3.2$Windows_X86_64 LibreOffice_project/47f78053abe362b9384784d31a6e56f8511eb1c1</meta:generator>
  </office:meta>
</office:document-meta>
</file>